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hmer OS System" svg:font-family="'Khmer OS System'" style:font-pitch="variable"/>
    <style:font-face style:name="Khmer OS System1" svg:font-family="'Khmer OS System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3.8043in"/>
    </style:style>
    <style:style style:name="co3" style:family="table-column">
      <style:table-column-properties fo:break-before="auto" style:column-width="1.572in"/>
    </style:style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b4c7dc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b4c7dc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729fcf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/>
      <style:paragraph-properties fo:margin-left="0in"/>
    </style:style>
    <style:style style:name="ce2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complex="DejaVu Sans" fo:font-size="12pt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km" style:country-complex="KH" style:font-name-complex="Khmer OS System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oftware Name</text:p>
          </table:table-cell>
          <table:table-cell table:style-name="ce24" office:value-type="string" calcext:value-type="string">
            <text:p>Source</text:p>
          </table:table-cell>
          <table:table-cell table:style-name="ce27" office:value-type="string" calcext:value-type="string">
            <text:p>Other Source</text:p>
          </table:table-cell>
          <table:table-cell table:style-name="ce27" office:value-type="string" calcext:value-type="string">
            <text:p>Highly Recommend?</text:p>
          </table:table-cell>
          <table:table-cell table:style-name="ce13" table:number-columns-repeated="1020"/>
        </table:table-row>
        <table:table-row table:style-name="ro1" table:visibility="filter">
          <table:table-cell table:style-name="ce2" office:value-type="string" calcext:value-type="string">
            <text:p>4K video downloader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acity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enaEtcher</text:p>
          </table:table-cell>
          <table:table-cell office:value-type="string" calcext:value-type="string">
            <text:p>.appimage from official website 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Brackets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Color picker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iate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launchpad.net/~apandada1/+archive/ubuntu/foliate" xlink:type="simple">https://launchpad.net/~apandada1/+archive/ubuntu/foliate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GNU PSPP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5" office:value-type="string" calcext:value-type="string">
            <text:p>Google chrome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F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kscape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inkscape.org/release/inkscape-1.0.1/gnulinux/ubuntu/ppa/dl/" xlink:type="simple">https://inkscape.org/release/inkscape-1.0.1/gnulinux/ubuntu/ppa/dl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denlive</text:p>
          </table:table-cell>
          <table:table-cell office:value-type="string" calcext:value-type="string">
            <text:p><text:a xlink:href="https://launchpad.net/~kdenlive/+archive/ubuntu/kdenlive-stable" xlink:type="simple">Official PPA</text:a></text:p>
          </table:table-cell>
          <table:table-cell office:value-type="string" calcext:value-type="string">
            <text:p>.appimage from official websit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kdenlive.org/en/download/" xlink:type="simple">https://kdenlive.org/en/download/</text:a></text:p>
          </table:table-cell>
          <table:table-cell table:number-columns-repeated="1019"/>
        </table:table-row>
        <table:table-row table:style-name="ro1" table:visibility="filter">
          <table:table-cell table:style-name="ce4" office:value-type="string" calcext:value-type="string">
            <text:p>Keepass2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deley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2"><text:a xlink:href="https://www.mendeley.com/download-desktop-new/#download" xlink:type="simple">https://www.mendeley.com/download-desktop-new/#download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ard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OBS studio</text:p>
          </table:table-cell>
          <table:table-cell table:style-name="ce11" office:value-type="string" calcext:value-type="string">
            <text:p>Flatpak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Olive video editor</text:p>
          </table:table-cell>
          <table:table-cell table:style-name="ce11" office:value-type="string" calcext:value-type="string">
            <text:p>Official <text:a xlink:href="https://code.launchpad.net/~inkscape.dev/+archive/ubuntu/stable" xlink:type="simple">P</text:a><text:a xlink:href="https://code.launchpad.net/~inkscape.dev/+archive/ubuntu/stable" xlink:type="simple">PA</text:a></text:p>
          </table:table-cell>
          <table:table-cell table:style-name="ce14" office:value-type="string" calcext:value-type="string">
            <text:p>Flatpa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PuddleTag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cpy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gram</text:p>
          </table:table-cell>
          <table:table-cell office:value-type="string" calcext:value-type="string">
            <text:p>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C media player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terme download manager (XDM)</text:p>
          </table:table-cell>
          <table:table-cell office:value-type="string" calcext:value-type="string">
            <text:p>64-bit Linux binary file form official websi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subhra74.github.io/xdm/#downloads" xlink:type="simple">https://subhra74.github.io/xdm/#downloads</text:a>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Kazam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Simplenote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KeePassXC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Tutanota</text:p>
          </table:table-cell>
          <table:table-cell table:style-name="ce11" office:value-type="string" calcext:value-type="string">
            <text:p><text:span text:style-name="T1"><text:a xlink:href="https://www.balena.io/etcher/" xlink:type="simple">.appimage</text:a></text:span><text:span text:style-name="T1"> from official website </text:span>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Openshot</text:p>
          </table:table-cell>
          <table:table-cell table:style-name="ce11" office:value-type="string" calcext:value-type="string">
            <text:p>Official <text:a xlink:href="https://code.launchpad.net/~inkscape.dev/+archive/ubuntu/stable" xlink:type="simple">P</text:a><text:a xlink:href="https://code.launchpad.net/~inkscape.dev/+archive/ubuntu/stable" xlink:type="simple">PA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DFArranger</text:p>
          </table:table-cell>
          <table:table-cell office:value-type="string" calcext:value-type="string">
            <text:p>Official repository</text:p>
          </table:table-cell>
          <table:table-cell table:style-name="ce14" office:value-type="string" calcext:value-type="string">
            <text:p>Unofficial PPA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VirtualBox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JASP</text:p>
          </table:table-cell>
          <table:table-cell table:style-name="ce11" office:value-type="string" calcext:value-type="string">
            <text:p><text:a xlink:href="https://jasp-stats.org/" xlink:type="simple">Official Flatpak</text:a> </text:p>
          </table:table-cell>
          <table:table-cell/>
          <table:table-cell office:value-type="string" calcext:value-type="string">
            <text:p>Fai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urtail</text:p>
          </table:table-cell>
          <table:table-cell office:value-type="string" calcext:value-type="string">
            <text:p>Flatpak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youtube-dl</text:p>
          </table:table-cell>
          <table:table-cell office:value-type="string" calcext:value-type="string">
            <text:p>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ffmpeg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geogebra</text:p>
          </table:table-cell>
          <table:table-cell office:value-type="string" calcext:value-type="string">
            <text:p>Official repositor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tom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 table:number-rows-repeated="4">
          <table:table-cell table:style-name="ce7"/>
          <table:table-cell table:number-columns-repeated="1023"/>
        </table:table-row>
        <table:table-row table:style-name="ro1" table:visibility="filter">
          <table:table-cell table:style-name="ce6" office:value-type="string" calcext:value-type="string">
            <text:p>MPV Media Player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ont Manager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Visual Studio Code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Chominum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Bitwaden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Google chrome</text:p>
          </table:table-cell>
          <table:table-cell office:value-type="string" calcext:value-type="string">
            <text:p>.deb files form official website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<text:a xlink:href="https://fontforge.org/en-US/" xlink:type="simple">FontForge</text:a></text:p>
          </table:table-cell>
          <table:table-cell office:value-type="string" calcext:value-type="string">
            <text:p>Official Repository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<text:a xlink:href="https://ulauncher.io/" xlink:type="simple">Ulauncher</text:a></text:p>
          </table:table-cell>
          <table:table-cell office:value-type="string" calcext:value-type="string">
            <text:p><text:a xlink:href="https://launchpad.net/~agornostal/+archive/ubuntu/ulauncher" xlink:type="simple">Official PPA</text:a></text:p>
          </table:table-cell>
          <table:table-cell office:value-type="string" calcext:value-type="string">
            <text:p><text:a xlink:href="https://ulauncher.io/#Download" xlink:type="simple">.deb files form official website</text:a>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MailSpring</text:p>
          </table:table-cell>
          <table:table-cell office:value-type="string" calcext:value-type="string">
            <text:p><text:a xlink:href="https://getmailspring.com/" xlink:type="simple">.deb files form official website</text:a>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Color Picker</text:p>
          </table:table-cell>
          <table:table-cell office:value-type="string" calcext:value-type="string">
            <text:p>panel applet</text:p>
          </table:table-cell>
          <table:table-cell office:value-type="string" calcext:value-type="string">
            <text:p><text:a xlink:href="https://cinnamon-spices.linuxmint.com/applets/view/179" xlink:type="simple">Cinnamon Spices page</text:a>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Clipboard QR code applet</text:p>
          </table:table-cell>
          <table:table-cell office:value-type="string" calcext:value-type="string">
            <text:p>panel applet</text:p>
          </table:table-cell>
          <table:table-cell office:value-type="string" calcext:value-type="string">
            <text:p><text:a xlink:href="https://cinnamon-spices.linuxmint.com/applets/view/213" xlink:type="simple">Cinnamon Spices page</text:a></text:p>
          </table:table-cell>
          <table:table-cell/>
          <table:table-cell office:value-type="string" calcext:value-type="string">
            <text:p>require to `sudo apt install python3-zbar` in order to use bar/qr code scanning functionality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D48" table:display-filter-buttons="true" table:orientation="column">
          <table:filter>
            <table:filter-and>
              <table:filter-condition table:value="Yes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hmer OS System" svg:font-family="'Khmer OS System'" style:font-pitch="variable"/>
    <style:font-face style:name="Khmer OS System1" svg:font-family="'Khmer OS System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Khmer OS System1" style:font-size-complex="10pt" style:language-complex="km" style:country-complex="K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1:25:45.8729924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10:40:14.118667104</meta:creation-date>
    <dc:date>2021-09-09T11:42:51.628400128</dc:date>
    <meta:editing-duration>PT46M30S</meta:editing-duration>
    <meta:editing-cycles>17</meta:editing-cycles>
    <meta:generator>LibreOffice/7.2.0.4$Linux_X86_64 LibreOffice_project/9a9c6381e3f7a62afc1329bd359cc48accb6435b</meta:generator>
    <meta:document-statistic meta:table-count="1" meta:cell-count="147" meta:object-count="0"/>
  </office:meta>
</office:document-meta>
</file>